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normal" style:font-style-asian="normal" style:font-style-complex="normal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6">ПОВЕРКИ</text:span></text:p>
      <text:p text:style-name="P5"><text:span text:style-name="T19">дозиметра типа </text:span><text:span text:style-name="T9">ДКС</text:span><text:span text:style-name="T19">-</text:span><text:span text:style-name="T9">АТ3509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<text:span text:style-name="T24">МП. МН 742-2005</text:span></text:p>
      <text:p text:style-name="P34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2">pi</text:span></text:p>
          </table:table-cell>
          <table:table-cell table:style-name="t1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  <text:p text:style-name="P20">Hp(10)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7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  <text:p text:style-name="P20">Hp(10)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3" office:value-type="string">
            <text:p text:style-name="P17">800<text:span text:style-name="T6">.</text:span>0 мЗв/ч<text:line-break/><text:span text:style-name="T1">Hp(10)</text:span>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4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7" office:value-type="string">
            <text:p text:style-name="P17"><text:span text:style-name="T1">20</text:span><text:span text:style-name="T6">.</text:span>0 <text:span text:style-name="T6">мкЗв</text:span>/ч<text:line-break/><text:span text:style-name="T1">Hp(0.07)</text:span></text:p>
          </table:table-cell>
          <table:table-cell table:style-name="t1.B7" office:value-type="string">
            <text:p text:style-name="P18">$1-n<text:span text:style-name="T1">3</text:span></text:p>
          </table:table-cell>
          <table:table-cell table:style-name="t1.B7" office:value-type="string">
            <text:p text:style-name="P18">$1-d<text:span text:style-name="T1">3</text:span></text:p>
          </table:table-cell>
          <table:table-cell table:style-name="t1.D7" office:value-type="string">
            <text:section text:style-name="Sect1" text:name="Раздел3">
              <text:p text:style-name="P7">$1-m<text:span text:style-name="T1">3</text:span>0</text:p>
              <text:p text:style-name="P38">$1-m<text:span text:style-name="T1">3</text:span>1</text:p>
              <text:p text:style-name="P38">$1-m<text:span text:style-name="T1">3</text:span>2</text:p>
              <text:p text:style-name="P38">$1-m<text:span text:style-name="T1">3</text:span>3</text:p>
              <text:p text:style-name="P38">$1-m<text:span text:style-name="T1">3</text:span>4</text:p>
            </text:section>
          </table:table-cell>
          <table:table-cell table:style-name="t1.B7" office:value-type="string">
            <text:p text:style-name="P18">$1-av<text:span text:style-name="T1">3</text:span></text:p>
          </table:table-cell>
          <table:table-cell table:style-name="t1.B7" office:value-type="string">
            <text:p text:style-name="P18">$1-o<text:span text:style-name="T1">3</text:span></text:p>
          </table:table-cell>
          <table:table-cell table:style-name="t1.B7" office:value-type="string">
            <text:p text:style-name="P18">$1-q<text:span text:style-name="T1">3</text:span></text:p>
          </table:table-cell>
          <table:table-cell table:style-name="t1.B7" office:value-type="string">
            <text:p text:style-name="P18">$1-do<text:span text:style-name="T1">3</text:span></text:p>
          </table:table-cell>
          <table:table-cell table:style-name="t1.I7" office:value-type="string">
            <text:p text:style-name="P27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9">,</text:span></text:p>
            <text:p text:style-name="P37"><text:span text:style-name="T2">H</text:span><text:span text:style-name="T12">p</text:span><text:span text:style-name="T11">0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2">pi</text:span></text:p>
          </table:table-cell>
          <table:table-cell table:style-name="s1.D3" office:value-type="string">
            <text:p text:style-name="P37"><text:span text:style-name="T2">H</text:span><text:span text:style-name="T12">pi </text:span><text:span text:style-name="T10">изм.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13"> </text:span><text:span text:style-name="T15">изм</text:span><text:span text:style-name="T16">.</text:span><text:span text:style-name="T28">- </text:span><text:span text:style-name="T2">H</text:span><text:span text:style-name="T12">p</text:span><text:span text:style-name="T11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text:line-break/><text:span text:style-name="T1">Hp(10)</text:span>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6"><text:s text:c="2"/>$1-<text:span text:style-name="T1">dd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  <table:table-row>
          <table:table-cell table:style-name="s1.A5" office:value-type="string">
            <text:p text:style-name="P17">4.0 <text:span text:style-name="T6">мкЗв</text:span></text:p>
            <text:p text:style-name="P20">Hp(0.07)</text:p>
          </table:table-cell>
          <table:table-cell table:style-name="s1.B5" office:value-type="string">
            <text:p text:style-name="P18">$<text:span text:style-name="T1">1</text:span>-<text:span text:style-name="T1">dn_2</text:span></text:p>
          </table:table-cell>
          <table:table-cell table:style-name="s1.B5" office:value-type="string">
            <text:p text:style-name="P26"><text:s text:c="2"/>$1-<text:span text:style-name="T1">dd_2</text:span> <text:s/></text:p>
            <text:p text:style-name="P22">360c</text:p>
          </table:table-cell>
          <table:table-cell table:style-name="s1.B5" office:value-type="string">
            <text:p text:style-name="P18">$1-d_dev_<text:span text:style-name="T1">2</text:span></text:p>
          </table:table-cell>
          <table:table-cell table:style-name="s1.B5" office:value-type="string">
            <text:p text:style-name="P18">$1-dose_<text:span text:style-name="T1">2</text:span></text:p>
          </table:table-cell>
          <table:table-cell table:style-name="s1.B5" office:value-type="string">
            <text:p text:style-name="P18">$1-d_res_<text:span text:style-name="T1">2</text:span></text:p>
          </table:table-cell>
          <table:table-cell table:style-name="s1.B5" office:value-type="string">
            <text:p text:style-name="P18">$1-o_pog_<text:span text:style-name="T1">2</text:span></text:p>
          </table:table-cell>
          <table:table-cell table:style-name="s1.B5" office:value-type="string">
            <text:p text:style-name="P18">$1-d_gran_<text:span text:style-name="T1">2</text:span></text:p>
          </table:table-cell>
          <table:table-cell table:style-name="s1.I5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7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7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7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6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25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7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7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7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6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25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7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7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7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6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25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7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7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7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6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25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7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7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7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6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25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7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7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7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6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25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7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7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7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6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25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7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7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7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6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25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7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7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7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6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25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7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7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7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6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25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7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7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7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6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25">±15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6T13:40:45.68</dc:date>
    <meta:editing-duration>P3DT7H3M24S</meta:editing-duration>
    <meta:editing-cycles>380</meta:editing-cycles>
    <meta:generator>OpenOffice/4.1.6$Win32 OpenOffice.org_project/416m1$Build-9790</meta:generator>
    <meta:document-statistic meta:table-count="25" meta:image-count="0" meta:object-count="0" meta:page-count="7" meta:paragraph-count="1210" meta:word-count="2169" meta:character-count="15948"/>
  </office:meta>
</office:document-meta>
</file>